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0a77</text:p>
          </table:table-cell>
          <table:table-cell table:style-name="ce21" table:formula="of:=HEX2DEC([.C174])" office:value-type="float" office:value="330359" calcext:value-type="float">
            <text:p>330359</text:p>
          </table:table-cell>
          <table:table-cell table:style-name="ce31" table:formula="of:=[.B174]/([.D174]/985000)/1024" office:value-type="float" office:value="24.9563820864196" calcext:value-type="float">
            <text:p>24,96</text:p>
          </table:table-cell>
          <table:table-cell table:style-name="ce35" table:formula="of:=[.D174]/985000" office:value-type="float" office:value="0.335389847715736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c6ea6</text:p>
          </table:table-cell>
          <table:table-cell table:style-name="ce21" table:formula="of:=HEX2DEC([.C175])" office:value-type="float" office:value="1863334" calcext:value-type="float">
            <text:p>1863334</text:p>
          </table:table-cell>
          <table:table-cell table:style-name="ce31" table:formula="of:=[.B175]/([.D175]/985000)/1024" office:value-type="float" office:value="20.0226040141622" calcext:value-type="float">
            <text:p>20,02</text:p>
          </table:table-cell>
          <table:table-cell table:style-name="ce35" table:formula="of:=[.D175]/985000" office:value-type="float" office:value="1.89170964467005" calcext:value-type="float">
            <text:p>1,8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9eb5</text:p>
          </table:table-cell>
          <table:table-cell table:style-name="ce21" table:formula="of:=HEX2DEC([.C176])" office:value-type="float" office:value="695989" calcext:value-type="float">
            <text:p>695989</text:p>
          </table:table-cell>
          <table:table-cell table:style-name="ce31" table:formula="of:=[.B176]/([.D176]/985000)/1024" office:value-type="float" office:value="25.8311177735927" calcext:value-type="float">
            <text:p>25,83</text:p>
          </table:table-cell>
          <table:table-cell table:style-name="ce35" table:formula="of:=[.D176]/985000" office:value-type="float" office:value="0.706587817258883" calcext:value-type="float">
            <text:p>0,7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b9e6</text:p>
          </table:table-cell>
          <table:table-cell table:style-name="ce21" table:formula="of:=HEX2DEC([.C177])" office:value-type="float" office:value="244198" calcext:value-type="float">
            <text:p>244198</text:p>
          </table:table-cell>
          <table:table-cell table:style-name="ce31" table:formula="of:=[.B177]/([.D177]/985000)/1024" office:value-type="float" office:value="25.7221550877771" calcext:value-type="float">
            <text:p>25,72</text:p>
          </table:table-cell>
          <table:table-cell table:style-name="ce35" table:formula="of:=[.D177]/985000" office:value-type="float" office:value="0.247916751269036" calcext:value-type="float">
            <text:p>0,2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fe41</text:p>
          </table:table-cell>
          <table:table-cell table:style-name="ce21" table:formula="of:=HEX2DEC([.C178])" office:value-type="float" office:value="785985" calcext:value-type="float">
            <text:p>785985</text:p>
          </table:table-cell>
          <table:table-cell table:style-name="ce31" table:formula="of:=[.B178]/([.D178]/985000)/1024" office:value-type="float" office:value="19.4271186194711" calcext:value-type="float">
            <text:p>19,43</text:p>
          </table:table-cell>
          <table:table-cell table:style-name="ce35" table:formula="of:=[.D178]/985000" office:value-type="float" office:value="0.797954314720812" calcext:value-type="float">
            <text:p>0,8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a69f</text:p>
          </table:table-cell>
          <table:table-cell table:style-name="ce21" table:formula="of:=HEX2DEC([.C179])" office:value-type="float" office:value="370335" calcext:value-type="float">
            <text:p>370335</text:p>
          </table:table-cell>
          <table:table-cell table:style-name="ce31" table:formula="of:=[.B179]/([.D179]/985000)/1024" office:value-type="float" office:value="18.3481467792674" calcext:value-type="float">
            <text:p>18,35</text:p>
          </table:table-cell>
          <table:table-cell table:style-name="ce35" table:formula="of:=[.D179]/985000" office:value-type="float" office:value="0.37597461928934" calcext:value-type="float">
            <text:p>0,3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c7f</text:p>
          </table:table-cell>
          <table:table-cell table:style-name="ce21" table:formula="of:=HEX2DEC([.C180])" office:value-type="float" office:value="93311" calcext:value-type="float">
            <text:p>93311</text:p>
          </table:table-cell>
          <table:table-cell table:style-name="ce31" table:formula="of:=[.B180]/([.D180]/985000)/1024" office:value-type="float" office:value="18.0505141241386" calcext:value-type="float">
            <text:p>18,05</text:p>
          </table:table-cell>
          <table:table-cell table:style-name="ce35" table:formula="of:=[.D180]/985000" office:value-type="float" office:value="0.0947319796954315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a23</text:p>
          </table:table-cell>
          <table:table-cell table:style-name="ce21" table:formula="of:=HEX2DEC([.C181])" office:value-type="float" office:value="43555" calcext:value-type="float">
            <text:p>43555</text:p>
          </table:table-cell>
          <table:table-cell table:style-name="ce31" table:formula="of:=[.B181]/([.D181]/985000)/1024" office:value-type="float" office:value="28.3130255567673" calcext:value-type="float">
            <text:p>28,31</text:p>
          </table:table-cell>
          <table:table-cell table:style-name="ce35" table:formula="of:=[.D181]/985000" office:value-type="float" office:value="0.0442182741116751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3160</text:p>
          </table:table-cell>
          <table:table-cell table:style-name="ce21" table:formula="of:=HEX2DEC([.C182])" office:value-type="float" office:value="340320" calcext:value-type="float">
            <text:p>340320</text:p>
          </table:table-cell>
          <table:table-cell table:style-name="ce31" table:formula="of:=[.B182]/([.D182]/985000)/1024" office:value-type="float" office:value="20.2659962039404" calcext:value-type="float">
            <text:p>20,27</text:p>
          </table:table-cell>
          <table:table-cell table:style-name="ce35" table:formula="of:=[.D182]/985000" office:value-type="float" office:value="0.345502538071066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dbe5</text:p>
          </table:table-cell>
          <table:table-cell table:style-name="ce21" table:formula="of:=HEX2DEC([.C183])" office:value-type="float" office:value="318437" calcext:value-type="float">
            <text:p>318437</text:p>
          </table:table-cell>
          <table:table-cell table:style-name="ce31" table:formula="of:=[.B183]/([.D183]/985000)/1024" office:value-type="float" office:value="21.1511924356309" calcext:value-type="float">
            <text:p>21,15</text:p>
          </table:table-cell>
          <table:table-cell table:style-name="ce35" table:formula="of:=[.D183]/985000" office:value-type="float" office:value="0.323286294416244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a5c7</text:p>
          </table:table-cell>
          <table:table-cell table:style-name="ce21" table:formula="of:=HEX2DEC([.C184])" office:value-type="float" office:value="763335" calcext:value-type="float">
            <text:p>763335</text:p>
          </table:table-cell>
          <table:table-cell table:style-name="ce31" table:formula="of:=[.B184]/([.D184]/985000)/1024" office:value-type="float" office:value="18.7131781303425" calcext:value-type="float">
            <text:p>18,71</text:p>
          </table:table-cell>
          <table:table-cell table:style-name="ce35" table:formula="of:=[.D184]/985000" office:value-type="float" office:value="0.774959390862944" calcext:value-type="float">
            <text:p>0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64f7</text:p>
          </table:table-cell>
          <table:table-cell table:style-name="ce21" table:formula="of:=HEX2DEC([.C185])" office:value-type="float" office:value="222455" calcext:value-type="float">
            <text:p>222455</text:p>
          </table:table-cell>
          <table:table-cell table:style-name="ce31" table:formula="of:=[.B185]/([.D185]/985000)/1024" office:value-type="float" office:value="19.9340263339777" calcext:value-type="float">
            <text:p>19,93</text:p>
          </table:table-cell>
          <table:table-cell table:style-name="ce35" table:formula="of:=[.D185]/985000" office:value-type="float" office:value="0.225842639593909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a23b</text:p>
          </table:table-cell>
          <table:table-cell table:style-name="ce21" table:formula="of:=HEX2DEC([.C186])" office:value-type="float" office:value="500283" calcext:value-type="float">
            <text:p>500283</text:p>
          </table:table-cell>
          <table:table-cell table:style-name="ce31" table:formula="of:=[.B186]/([.D186]/985000)/1024" office:value-type="float" office:value="31.3233549654645" calcext:value-type="float">
            <text:p>31,32</text:p>
          </table:table-cell>
          <table:table-cell table:style-name="ce35" table:formula="of:=[.D186]/985000" office:value-type="float" office:value="0.50790152284264" calcext:value-type="float">
            <text:p>0,5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2401</text:p>
          </table:table-cell>
          <table:table-cell table:style-name="ce21" table:formula="of:=HEX2DEC([.C187])" office:value-type="float" office:value="74753" calcext:value-type="float">
            <text:p>74753</text:p>
          </table:table-cell>
          <table:table-cell table:style-name="ce31" table:formula="of:=[.B187]/([.D187]/985000)/1024" office:value-type="float" office:value="19.6750177459433" calcext:value-type="float">
            <text:p>19,68</text:p>
          </table:table-cell>
          <table:table-cell table:style-name="ce35" table:formula="of:=[.D187]/985000" office:value-type="float" office:value="0.0758913705583756" calcext:value-type="float">
            <text:p>0,0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9b6</text:p>
          </table:table-cell>
          <table:table-cell table:style-name="ce21" table:formula="of:=HEX2DEC([.C188])" office:value-type="float" office:value="227766" calcext:value-type="float">
            <text:p>227766</text:p>
          </table:table-cell>
          <table:table-cell table:style-name="ce31" table:formula="of:=[.B188]/([.D188]/985000)/1024" office:value-type="float" office:value="28.1184365889773" calcext:value-type="float">
            <text:p>28,12</text:p>
          </table:table-cell>
          <table:table-cell table:style-name="ce35" table:formula="of:=[.D188]/985000" office:value-type="float" office:value="0.231234517766497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4a5e</text:p>
          </table:table-cell>
          <table:table-cell table:style-name="ce21" table:formula="of:=HEX2DEC([.C189])" office:value-type="float" office:value="346718" calcext:value-type="float">
            <text:p>346718</text:p>
          </table:table-cell>
          <table:table-cell table:style-name="ce31" table:formula="of:=[.B189]/([.D189]/985000)/1024" office:value-type="float" office:value="22.0227211397303" calcext:value-type="float">
            <text:p>22,02</text:p>
          </table:table-cell>
          <table:table-cell table:style-name="ce35" table:formula="of:=[.D189]/985000" office:value-type="float" office:value="0.351997969543147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d04f1</text:p>
          </table:table-cell>
          <table:table-cell table:style-name="ce21" table:formula="of:=HEX2DEC([.C190])" office:value-type="float" office:value="853233" calcext:value-type="float">
            <text:p>853233</text:p>
          </table:table-cell>
          <table:table-cell table:style-name="ce31" table:formula="of:=[.B190]/([.D190]/985000)/1024" office:value-type="float" office:value="18.016589410879" calcext:value-type="float">
            <text:p>18,02</text:p>
          </table:table-cell>
          <table:table-cell table:style-name="ce35" table:formula="of:=[.D190]/985000" office:value-type="float" office:value="0.866226395939086" calcext:value-type="float">
            <text:p>0,8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1cb0</text:p>
          </table:table-cell>
          <table:table-cell table:style-name="ce21" table:formula="of:=HEX2DEC([.C191])" office:value-type="float" office:value="466096" calcext:value-type="float">
            <text:p>466096</text:p>
          </table:table-cell>
          <table:table-cell table:style-name="ce31" table:formula="of:=[.B191]/([.D191]/985000)/1024" office:value-type="float" office:value="21.1371130156127" calcext:value-type="float">
            <text:p>21,14</text:p>
          </table:table-cell>
          <table:table-cell table:style-name="ce35" table:formula="of:=[.D191]/985000" office:value-type="float" office:value="0.473193908629442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540462" calcext:value-type="float">
            <text:p>8540462</text:p>
          </table:table-cell>
          <table:table-cell table:style-name="ce32" table:formula="of:=[.B192]/([.D192]/985000)/1024" office:value-type="float" office:value="21.4919848003758" calcext:value-type="float">
            <text:p>21,49</text:p>
          </table:table-cell>
          <table:table-cell table:style-name="ce36" table:formula="of:=[.D192]/985000" office:value-type="float" office:value="8.67051979695431" calcext:value-type="float">
            <text:p>8,67</text:p>
          </table:table-cell>
          <table:table-cell table:style-name="ce95" table:formula="of:=([.D21]-[.D192])/[.D21]*100" office:value-type="float" office:value="15.2041884879133" calcext:value-type="float">
            <text:p>15,20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f34</text:p>
          </table:table-cell>
          <table:table-cell table:style-name="ce21" table:formula="of:=HEX2DEC([.C197])" office:value-type="float" office:value="1093428" calcext:value-type="float">
            <text:p>1093428</text:p>
          </table:table-cell>
          <table:table-cell table:style-name="ce31" table:formula="of:=[.B197]/([.D197]/985000)/1024" office:value-type="float" office:value="7.54010820071143" calcext:value-type="float">
            <text:p>7,54</text:p>
          </table:table-cell>
          <table:table-cell table:style-name="ce35" table:formula="of:=[.D197]/985000" office:value-type="float" office:value="1.11007918781726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08f</text:p>
          </table:table-cell>
          <table:table-cell table:style-name="ce21" table:formula="of:=HEX2DEC([.M197])" office:value-type="float" office:value="1429647" calcext:value-type="float">
            <text:p>1429647</text:p>
          </table:table-cell>
          <table:table-cell table:style-name="ce31" table:formula="of:=[.L197]/([.N197]/985000)/1024" office:value-type="float" office:value="5.5118501280386" calcext:value-type="float">
            <text:p>5,51</text:p>
          </table:table-cell>
          <table:table-cell table:style-name="ce35" table:formula="of:=[.N197]/985000" office:value-type="float" office:value="1.45141827411168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7be5</text:p>
          </table:table-cell>
          <table:table-cell table:style-name="ce21" table:formula="of:=HEX2DEC([.C198])" office:value-type="float" office:value="3767269" calcext:value-type="float">
            <text:p>3767269</text:p>
          </table:table-cell>
          <table:table-cell table:style-name="ce31" table:formula="of:=[.B198]/([.D198]/985000)/1024" office:value-type="float" office:value="9.90340717058564" calcext:value-type="float">
            <text:p>9,90</text:p>
          </table:table-cell>
          <table:table-cell table:style-name="ce35" table:formula="of:=[.D198]/985000" office:value-type="float" office:value="3.8246385786802" calcext:value-type="float">
            <text:p>3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747f</text:p>
          </table:table-cell>
          <table:table-cell table:style-name="ce21" table:formula="of:=HEX2DEC([.M198])" office:value-type="float" office:value="1406079" calcext:value-type="float">
            <text:p>1406079</text:p>
          </table:table-cell>
          <table:table-cell table:style-name="ce31" table:formula="of:=[.L198]/([.N198]/985000)/1024" office:value-type="float" office:value="5.6042370307785" calcext:value-type="float">
            <text:p>5,60</text:p>
          </table:table-cell>
          <table:table-cell table:style-name="ce35" table:formula="of:=[.N198]/985000" office:value-type="float" office:value="1.42749137055838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1001</text:p>
          </table:table-cell>
          <table:table-cell table:style-name="ce21" table:formula="of:=HEX2DEC([.C199])" office:value-type="float" office:value="1314817" calcext:value-type="float">
            <text:p>1314817</text:p>
          </table:table-cell>
          <table:table-cell table:style-name="ce31" table:formula="of:=[.B199]/([.D199]/985000)/1024" office:value-type="float" office:value="13.6735179330089" calcext:value-type="float">
            <text:p>13,67</text:p>
          </table:table-cell>
          <table:table-cell table:style-name="ce35" table:formula="of:=[.D199]/985000" office:value-type="float" office:value="1.33483959390863" calcext:value-type="float">
            <text:p>1,3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ea</text:p>
          </table:table-cell>
          <table:table-cell table:style-name="ce21" table:formula="of:=HEX2DEC([.M199])" office:value-type="float" office:value="1254634" calcext:value-type="float">
            <text:p>1254634</text:p>
          </table:table-cell>
          <table:table-cell table:style-name="ce31" table:formula="of:=[.L199]/([.N199]/985000)/1024" office:value-type="float" office:value="6.28071612916596" calcext:value-type="float">
            <text:p>6,28</text:p>
          </table:table-cell>
          <table:table-cell table:style-name="ce35" table:formula="of:=[.N199]/985000" office:value-type="float" office:value="1.2737401015228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98e6</text:p>
          </table:table-cell>
          <table:table-cell table:style-name="ce21" table:formula="of:=HEX2DEC([.C200])" office:value-type="float" office:value="497894" calcext:value-type="float">
            <text:p>497894</text:p>
          </table:table-cell>
          <table:table-cell table:style-name="ce31" table:formula="of:=[.B200]/([.D200]/985000)/1024" office:value-type="float" office:value="12.6157351326286" calcext:value-type="float">
            <text:p>12,62</text:p>
          </table:table-cell>
          <table:table-cell table:style-name="ce35" table:formula="of:=[.D200]/985000" office:value-type="float" office:value="0.50547614213198" calcext:value-type="float">
            <text:p>0,5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57a</text:p>
          </table:table-cell>
          <table:table-cell table:style-name="ce21" table:formula="of:=HEX2DEC([.M200])" office:value-type="float" office:value="1267066" calcext:value-type="float">
            <text:p>1267066</text:p>
          </table:table-cell>
          <table:table-cell table:style-name="ce31" table:formula="of:=[.L200]/([.N200]/985000)/1024" office:value-type="float" office:value="6.21909198100178" calcext:value-type="float">
            <text:p>6,22</text:p>
          </table:table-cell>
          <table:table-cell table:style-name="ce35" table:formula="of:=[.N200]/985000" office:value-type="float" office:value="1.286361421319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9215</text:p>
          </table:table-cell>
          <table:table-cell table:style-name="ce21" table:formula="of:=HEX2DEC([.C201])" office:value-type="float" office:value="1741333" calcext:value-type="float">
            <text:p>1741333</text:p>
          </table:table-cell>
          <table:table-cell table:style-name="ce31" table:formula="of:=[.B201]/([.D201]/985000)/1024" office:value-type="float" office:value="8.76881321845104" calcext:value-type="float">
            <text:p>8,77</text:p>
          </table:table-cell>
          <table:table-cell table:style-name="ce35" table:formula="of:=[.D201]/985000" office:value-type="float" office:value="1.76785076142132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96f2</text:p>
          </table:table-cell>
          <table:table-cell table:style-name="ce21" table:formula="of:=HEX2DEC([.M201])" office:value-type="float" office:value="1349362" calcext:value-type="float">
            <text:p>1349362</text:p>
          </table:table-cell>
          <table:table-cell table:style-name="ce31" table:formula="of:=[.L201]/([.N201]/985000)/1024" office:value-type="float" office:value="5.83979688178561" calcext:value-type="float">
            <text:p>5,84</text:p>
          </table:table-cell>
          <table:table-cell table:style-name="ce35" table:formula="of:=[.N201]/985000" office:value-type="float" office:value="1.36991065989848" calcext:value-type="float">
            <text:p>1,3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5b8c</text:p>
          </table:table-cell>
          <table:table-cell table:style-name="ce21" table:formula="of:=HEX2DEC([.C202])" office:value-type="float" office:value="1006476" calcext:value-type="float">
            <text:p>1006476</text:p>
          </table:table-cell>
          <table:table-cell table:style-name="ce31" table:formula="of:=[.B202]/([.D202]/985000)/1024" office:value-type="float" office:value="6.75123990785672" calcext:value-type="float">
            <text:p>6,75</text:p>
          </table:table-cell>
          <table:table-cell table:style-name="ce35" table:formula="of:=[.D202]/985000" office:value-type="float" office:value="1.02180304568528" calcext:value-type="float">
            <text:p>1,0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f131</text:p>
          </table:table-cell>
          <table:table-cell table:style-name="ce21" table:formula="of:=HEX2DEC([.M202])" office:value-type="float" office:value="1306929" calcext:value-type="float">
            <text:p>1306929</text:p>
          </table:table-cell>
          <table:table-cell table:style-name="ce31" table:formula="of:=[.L202]/([.N202]/985000)/1024" office:value-type="float" office:value="6.02940175020984" calcext:value-type="float">
            <text:p>6,03</text:p>
          </table:table-cell>
          <table:table-cell table:style-name="ce35" table:formula="of:=[.N202]/985000" office:value-type="float" office:value="1.32683147208122" calcext:value-type="float">
            <text:p>1,3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b97a</text:p>
          </table:table-cell>
          <table:table-cell table:style-name="ce21" table:formula="of:=HEX2DEC([.C203])" office:value-type="float" office:value="375162" calcext:value-type="float">
            <text:p>375162</text:p>
          </table:table-cell>
          <table:table-cell table:style-name="ce31" table:formula="of:=[.B203]/([.D203]/985000)/1024" office:value-type="float" office:value="4.48955790681759" calcext:value-type="float">
            <text:p>4,49</text:p>
          </table:table-cell>
          <table:table-cell table:style-name="ce35" table:formula="of:=[.D203]/985000" office:value-type="float" office:value="0.380875126903553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a2c</text:p>
          </table:table-cell>
          <table:table-cell table:style-name="ce21" table:formula="of:=HEX2DEC([.M203])" office:value-type="float" office:value="1182252" calcext:value-type="float">
            <text:p>1182252</text:p>
          </table:table-cell>
          <table:table-cell table:style-name="ce31" table:formula="of:=[.L203]/([.N203]/985000)/1024" office:value-type="float" office:value="6.66524564982762" calcext:value-type="float">
            <text:p>6,67</text:p>
          </table:table-cell>
          <table:table-cell table:style-name="ce35" table:formula="of:=[.N203]/985000" office:value-type="float" office:value="1.20025583756345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441</text:p>
          </table:table-cell>
          <table:table-cell table:style-name="ce21" table:formula="of:=HEX2DEC([.C204])" office:value-type="float" office:value="246849" calcext:value-type="float">
            <text:p>246849</text:p>
          </table:table-cell>
          <table:table-cell table:style-name="ce31" table:formula="of:=[.B204]/([.D204]/985000)/1024" office:value-type="float" office:value="4.99566061894113" calcext:value-type="float">
            <text:p>5,00</text:p>
          </table:table-cell>
          <table:table-cell table:style-name="ce35" table:formula="of:=[.D204]/985000" office:value-type="float" office:value="0.250608121827411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016</text:p>
          </table:table-cell>
          <table:table-cell table:style-name="ce21" table:formula="of:=HEX2DEC([.M204])" office:value-type="float" office:value="1237014" calcext:value-type="float">
            <text:p>1237014</text:p>
          </table:table-cell>
          <table:table-cell table:style-name="ce31" table:formula="of:=[.L204]/([.N204]/985000)/1024" office:value-type="float" office:value="6.37017851050999" calcext:value-type="float">
            <text:p>6,37</text:p>
          </table:table-cell>
          <table:table-cell table:style-name="ce35" table:formula="of:=[.N204]/985000" office:value-type="float" office:value="1.25585177664975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e525</text:p>
          </table:table-cell>
          <table:table-cell table:style-name="ce21" table:formula="of:=HEX2DEC([.C205])" office:value-type="float" office:value="845093" calcext:value-type="float">
            <text:p>845093</text:p>
          </table:table-cell>
          <table:table-cell table:style-name="ce31" table:formula="of:=[.B205]/([.D205]/985000)/1024" office:value-type="float" office:value="8.1611418247755" calcext:value-type="float">
            <text:p>8,16</text:p>
          </table:table-cell>
          <table:table-cell table:style-name="ce35" table:formula="of:=[.D205]/985000" office:value-type="float" office:value="0.857962436548223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639</text:p>
          </table:table-cell>
          <table:table-cell table:style-name="ce21" table:formula="of:=HEX2DEC([.M205])" office:value-type="float" office:value="1431097" calcext:value-type="float">
            <text:p>1431097</text:p>
          </table:table-cell>
          <table:table-cell table:style-name="ce31" table:formula="of:=[.L205]/([.N205]/985000)/1024" office:value-type="float" office:value="5.50626547326981" calcext:value-type="float">
            <text:p>5,51</text:p>
          </table:table-cell>
          <table:table-cell table:style-name="ce35" table:formula="of:=[.N205]/985000" office:value-type="float" office:value="1.45289035532995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180d</text:p>
          </table:table-cell>
          <table:table-cell table:style-name="ce21" table:formula="of:=HEX2DEC([.C206])" office:value-type="float" office:value="1054733" calcext:value-type="float">
            <text:p>1054733</text:p>
          </table:table-cell>
          <table:table-cell table:style-name="ce31" table:formula="of:=[.B206]/([.D206]/985000)/1024" office:value-type="float" office:value="6.38580784485268" calcext:value-type="float">
            <text:p>6,39</text:p>
          </table:table-cell>
          <table:table-cell table:style-name="ce35" table:formula="of:=[.D206]/985000" office:value-type="float" office:value="1.07079492385787" calcext:value-type="float">
            <text:p>1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605c</text:p>
          </table:table-cell>
          <table:table-cell table:style-name="ce21" table:formula="of:=HEX2DEC([.M206])" office:value-type="float" office:value="1335388" calcext:value-type="float">
            <text:p>1335388</text:p>
          </table:table-cell>
          <table:table-cell table:style-name="ce31" table:formula="of:=[.L206]/([.N206]/985000)/1024" office:value-type="float" office:value="5.90090670277103" calcext:value-type="float">
            <text:p>5,90</text:p>
          </table:table-cell>
          <table:table-cell table:style-name="ce35" table:formula="of:=[.N206]/985000" office:value-type="float" office:value="1.35572385786802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4ccc</text:p>
          </table:table-cell>
          <table:table-cell table:style-name="ce21" table:formula="of:=HEX2DEC([.C207])" office:value-type="float" office:value="1789132" calcext:value-type="float">
            <text:p>1789132</text:p>
          </table:table-cell>
          <table:table-cell table:style-name="ce31" table:formula="of:=[.B207]/([.D207]/985000)/1024" office:value-type="float" office:value="7.98399661295254" calcext:value-type="float">
            <text:p>7,98</text:p>
          </table:table-cell>
          <table:table-cell table:style-name="ce35" table:formula="of:=[.D207]/985000" office:value-type="float" office:value="1.81637766497462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083</text:p>
          </table:table-cell>
          <table:table-cell table:style-name="ce21" table:formula="of:=HEX2DEC([.M207])" office:value-type="float" office:value="1253507" calcext:value-type="float">
            <text:p>1253507</text:p>
          </table:table-cell>
          <table:table-cell table:style-name="ce31" table:formula="of:=[.L207]/([.N207]/985000)/1024" office:value-type="float" office:value="6.28636298002325" calcext:value-type="float">
            <text:p>6,29</text:p>
          </table:table-cell>
          <table:table-cell table:style-name="ce35" table:formula="of:=[.N207]/985000" office:value-type="float" office:value="1.27259593908629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7e32</text:p>
          </table:table-cell>
          <table:table-cell table:style-name="ce21" table:formula="of:=HEX2DEC([.C208])" office:value-type="float" office:value="622130" calcext:value-type="float">
            <text:p>622130</text:p>
          </table:table-cell>
          <table:table-cell table:style-name="ce31" table:formula="of:=[.B208]/([.D208]/985000)/1024" office:value-type="float" office:value="7.12780902403839" calcext:value-type="float">
            <text:p>7,13</text:p>
          </table:table-cell>
          <table:table-cell table:style-name="ce35" table:formula="of:=[.D208]/985000" office:value-type="float" office:value="0.631604060913706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220</text:p>
          </table:table-cell>
          <table:table-cell table:style-name="ce21" table:formula="of:=HEX2DEC([.M208])" office:value-type="float" office:value="1262112" calcext:value-type="float">
            <text:p>1262112</text:p>
          </table:table-cell>
          <table:table-cell table:style-name="ce31" table:formula="of:=[.L208]/([.N208]/985000)/1024" office:value-type="float" office:value="6.24350295377906" calcext:value-type="float">
            <text:p>6,24</text:p>
          </table:table-cell>
          <table:table-cell table:style-name="ce35" table:formula="of:=[.N208]/985000" office:value-type="float" office:value="1.28133197969543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470c</text:p>
          </table:table-cell>
          <table:table-cell table:style-name="ce21" table:formula="of:=HEX2DEC([.C209])" office:value-type="float" office:value="1197836" calcext:value-type="float">
            <text:p>1197836</text:p>
          </table:table-cell>
          <table:table-cell table:style-name="ce31" table:formula="of:=[.B209]/([.D209]/985000)/1024" office:value-type="float" office:value="13.0823768797962" calcext:value-type="float">
            <text:p>13,08</text:p>
          </table:table-cell>
          <table:table-cell table:style-name="ce35" table:formula="of:=[.D209]/985000" office:value-type="float" office:value="1.21607715736041" calcext:value-type="float">
            <text:p>1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16ad</text:p>
          </table:table-cell>
          <table:table-cell table:style-name="ce21" table:formula="of:=HEX2DEC([.M209])" office:value-type="float" office:value="1447597" calcext:value-type="float">
            <text:p>1447597</text:p>
          </table:table-cell>
          <table:table-cell table:style-name="ce31" table:formula="of:=[.L209]/([.N209]/985000)/1024" office:value-type="float" office:value="5.44350395862937" calcext:value-type="float">
            <text:p>5,44</text:p>
          </table:table-cell>
          <table:table-cell table:style-name="ce35" table:formula="of:=[.N209]/985000" office:value-type="float" office:value="1.46964162436548" calcext:value-type="float">
            <text:p>1,4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4a08</text:p>
          </table:table-cell>
          <table:table-cell table:style-name="ce21" table:formula="of:=HEX2DEC([.C210])" office:value-type="float" office:value="215560" calcext:value-type="float">
            <text:p>215560</text:p>
          </table:table-cell>
          <table:table-cell table:style-name="ce31" table:formula="of:=[.B210]/([.D210]/985000)/1024" office:value-type="float" office:value="6.82300334738588" calcext:value-type="float">
            <text:p>6,82</text:p>
          </table:table-cell>
          <table:table-cell table:style-name="ce35" table:formula="of:=[.D210]/985000" office:value-type="float" office:value="0.218842639593909" calcext:value-type="float">
            <text:p>0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186a</text:p>
          </table:table-cell>
          <table:table-cell table:style-name="ce21" table:formula="of:=HEX2DEC([.M210])" office:value-type="float" office:value="1382506" calcext:value-type="float">
            <text:p>1382506</text:p>
          </table:table-cell>
          <table:table-cell table:style-name="ce31" table:formula="of:=[.L210]/([.N210]/985000)/1024" office:value-type="float" office:value="5.69979443127191" calcext:value-type="float">
            <text:p>5,70</text:p>
          </table:table-cell>
          <table:table-cell table:style-name="ce35" table:formula="of:=[.N210]/985000" office:value-type="float" office:value="1.40355939086294" calcext:value-type="float">
            <text:p>1,4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824</text:p>
          </table:table-cell>
          <table:table-cell table:style-name="ce21" table:formula="of:=HEX2DEC([.C211])" office:value-type="float" office:value="653348" calcext:value-type="float">
            <text:p>653348</text:p>
          </table:table-cell>
          <table:table-cell table:style-name="ce31" table:formula="of:=[.B211]/([.D211]/985000)/1024" office:value-type="float" office:value="9.80246947740714" calcext:value-type="float">
            <text:p>9,80</text:p>
          </table:table-cell>
          <table:table-cell table:style-name="ce35" table:formula="of:=[.D211]/985000" office:value-type="float" office:value="0.663297461928934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e872</text:p>
          </table:table-cell>
          <table:table-cell table:style-name="ce21" table:formula="of:=HEX2DEC([.M211])" office:value-type="float" office:value="1304690" calcext:value-type="float">
            <text:p>1304690</text:p>
          </table:table-cell>
          <table:table-cell table:style-name="ce31" table:formula="of:=[.L211]/([.N211]/985000)/1024" office:value-type="float" office:value="6.03974890587036" calcext:value-type="float">
            <text:p>6,04</text:p>
          </table:table-cell>
          <table:table-cell table:style-name="ce35" table:formula="of:=[.N211]/985000" office:value-type="float" office:value="1.32455837563452" calcext:value-type="float">
            <text:p>1,3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345</text:p>
          </table:table-cell>
          <table:table-cell table:style-name="ce21" table:formula="of:=HEX2DEC([.C212])" office:value-type="float" office:value="934725" calcext:value-type="float">
            <text:p>934725</text:p>
          </table:table-cell>
          <table:table-cell table:style-name="ce31" table:formula="of:=[.B212]/([.D212]/985000)/1024" office:value-type="float" office:value="8.16889869012276" calcext:value-type="float">
            <text:p>8,17</text:p>
          </table:table-cell>
          <table:table-cell table:style-name="ce35" table:formula="of:=[.D212]/985000" office:value-type="float" office:value="0.948959390862944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5496</text:p>
          </table:table-cell>
          <table:table-cell table:style-name="ce21" table:formula="of:=HEX2DEC([.M212])" office:value-type="float" office:value="1201302" calcext:value-type="float">
            <text:p>1201302</text:p>
          </table:table-cell>
          <table:table-cell table:style-name="ce31" table:formula="of:=[.L212]/([.N212]/985000)/1024" office:value-type="float" office:value="6.55954955539906" calcext:value-type="float">
            <text:p>6,56</text:p>
          </table:table-cell>
          <table:table-cell table:style-name="ce35" table:formula="of:=[.N212]/985000" office:value-type="float" office:value="1.21959593908629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3c3b</text:p>
          </table:table-cell>
          <table:table-cell table:style-name="ce21" table:formula="of:=HEX2DEC([.C213])" office:value-type="float" office:value="1784891" calcext:value-type="float">
            <text:p>1784891</text:p>
          </table:table-cell>
          <table:table-cell table:style-name="ce31" table:formula="of:=[.B213]/([.D213]/985000)/1024" office:value-type="float" office:value="8.61248593489042" calcext:value-type="float">
            <text:p>8,61</text:p>
          </table:table-cell>
          <table:table-cell table:style-name="ce35" table:formula="of:=[.D213]/985000" office:value-type="float" office:value="1.81207208121827" calcext:value-type="float">
            <text:p>1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65e3</text:p>
          </table:table-cell>
          <table:table-cell table:style-name="ce21" table:formula="of:=HEX2DEC([.M213])" office:value-type="float" office:value="1205731" calcext:value-type="float">
            <text:p>1205731</text:p>
          </table:table-cell>
          <table:table-cell table:style-name="ce31" table:formula="of:=[.L213]/([.N213]/985000)/1024" office:value-type="float" office:value="6.53545442557254" calcext:value-type="float">
            <text:p>6,54</text:p>
          </table:table-cell>
          <table:table-cell table:style-name="ce35" table:formula="of:=[.N213]/985000" office:value-type="float" office:value="1.2240923857868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abaf</text:p>
          </table:table-cell>
          <table:table-cell table:style-name="ce21" table:formula="of:=HEX2DEC([.C214])" office:value-type="float" office:value="961455" calcext:value-type="float">
            <text:p>961455</text:p>
          </table:table-cell>
          <table:table-cell table:style-name="ce31" table:formula="of:=[.B214]/([.D214]/985000)/1024" office:value-type="float" office:value="10.2468902113203" calcext:value-type="float">
            <text:p>10,25</text:p>
          </table:table-cell>
          <table:table-cell table:style-name="ce35" table:formula="of:=[.D214]/985000" office:value-type="float" office:value="0.976096446700508" calcext:value-type="float">
            <text:p>0,98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f36f</text:p>
          </table:table-cell>
          <table:table-cell table:style-name="ce21" table:formula="of:=HEX2DEC([.M214])" office:value-type="float" office:value="1241967" calcext:value-type="float">
            <text:p>1241967</text:p>
          </table:table-cell>
          <table:table-cell table:style-name="ce31" table:formula="of:=[.L214]/([.N214]/985000)/1024" office:value-type="float" office:value="6.34477405599344" calcext:value-type="float">
            <text:p>6,34</text:p>
          </table:table-cell>
          <table:table-cell table:style-name="ce35" table:formula="of:=[.N214]/985000" office:value-type="float" office:value="1.26088020304569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102131" calcext:value-type="float">
            <text:p>20102131</text:p>
          </table:table-cell>
          <table:table-cell table:style-name="ce32" table:formula="of:=[.B215]/([.D215]/985000)/1024" office:value-type="float" office:value="9.13094634057392" calcext:value-type="float">
            <text:p>9,13</text:p>
          </table:table-cell>
          <table:table-cell table:style-name="ce36" table:formula="of:=[.D215]/985000" office:value-type="float" office:value="20.408254822335" calcext:value-type="float">
            <text:p>20,41</text:p>
          </table:table-cell>
          <table:table-cell table:style-name="ce95" table:formula="of:=([.D44]-[.D215])/[.D44]*100" office:value-type="float" office:value="2.30175506740124" calcext:value-type="float">
            <text:p>2,30</text:p>
          </table:table-cell>
          <table:table-cell table:style-name="ce95" table:formula="of:=([.N44]-[.D215])/[.N44]*100" office:value-type="float" office:value="11.7365981183008" calcext:value-type="float">
            <text:p>11,74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8880" calcext:value-type="float">
            <text:p>23498880</text:p>
          </table:table-cell>
          <table:table-cell table:style-name="ce32" table:formula="of:=[.L215]/([.N215]/985000)/1024" office:value-type="float" office:value="6.03603235558461" calcext:value-type="float">
            <text:p>6,04</text:p>
          </table:table-cell>
          <table:table-cell table:style-name="ce36" table:formula="of:=[.N215]/985000" office:value-type="float" office:value="23.856730964467" calcext:value-type="float">
            <text:p>23,86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.00.0000</text:date>, <text:time style:data-style-name="N2" text:time-value="11:06:08.0299481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2T14:06:31.477836268</dc:date>
    <meta:editing-duration>P10DT12H50M9S</meta:editing-duration>
    <meta:editing-cycles>154</meta:editing-cycles>
    <meta:generator>LibreOffice/6.4.7.2$Linux_X86_64 LibreOffice_project/40$Build-2</meta:generator>
    <meta:document-statistic meta:table-count="1" meta:cell-count="1801" meta:object-count="0"/>
  </office:meta>
</office:document-meta>
</file>